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Impl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Impl.getCanonicalWebapp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Languag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Impl.setMimeType(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Impl.getRepository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cumentImpl.existsVersion( String area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Impl.accept( Document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Version( String area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SourceURI( Publication pub , String area ,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Impl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SourceExten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Impl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setExtension( String _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Impl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Expir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ocumentImpl.getResource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Impl.checkWritabil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Impl.getCanonicalDocumen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Impl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Impl.getExten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Impl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Impl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Loc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Impl.isRevision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setSourceExtension( String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Impl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Translation(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Lin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Impl.getRepositoryNode( ServiceManager manager , DocumentFactory docFactory , String sour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Impl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Mim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Impl.DocumentImpl( ServiceManager manager , DocumentFactory map , DocumentIdentifier identifier , int revision , Logger _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umentImpl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getRevisio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existsTranslation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MetaDataCach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Impl.existsInAnyLanguag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cumentImpl.has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MetaData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Impl.existsAreaVersion( String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MetaDataNamespace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AreaVersion( String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Impl.setResourceType( ResourceType resourc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Impl.getContentHo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mpl.getPubli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